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1d0f6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d0f68"/>
    </style:style>
    <style:style style:name="P3" style:family="paragraph" style:parent-style-name="Standard">
      <style:paragraph-properties fo:text-align="justify" style:justify-single-word="false"/>
      <style:text-properties fo:font-size="6pt" officeooo:paragraph-rsid="001d0f68" style:font-size-asian="6pt" style:font-size-complex="6pt"/>
    </style:style>
    <style:style style:name="P4" style:family="paragraph" style:parent-style-name="Standard">
      <style:paragraph-properties fo:text-align="justify" style:justify-single-word="false"/>
      <style:text-properties fo:font-size="11pt" officeooo:paragraph-rsid="001d0f68" style:font-size-asian="11pt" style:font-size-complex="11pt"/>
    </style:style>
    <style:style style:name="P5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officeooo:paragraph-rsid="001d0f68"/>
    </style:style>
    <style:style style:name="P6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paragraph-rsid="001d0f68" style:font-style-asian="italic" style:font-style-complex="italic"/>
    </style:style>
    <style:style style:name="P7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paragraph-rsid="0020a275" style:font-style-asian="italic" style:font-style-complex="italic"/>
    </style:style>
    <style:style style:name="P8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paragraph-rsid="0024c3c4" style:font-style-asian="italic" style:font-style-complex="italic"/>
    </style:style>
    <style:style style:name="P9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tyle="italic" officeooo:paragraph-rsid="002986a8" style:font-style-asian="italic" style:font-style-complex="italic"/>
    </style:style>
    <style:style style:name="P10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paragraph-rsid="001d0f68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paragraph-rsid="0020a275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paragraph-rsid="0024c3c4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paragraph-rsid="002986a8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1d0f68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20a275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24c3c4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2986a8" style:font-size-asian="11pt" style:font-size-complex="11pt"/>
    </style:style>
    <style:style style:name="P18" style:family="paragraph" style:parent-style-name="Standard">
      <loext:graphic-properties draw:fill="none"/>
      <style:paragraph-properties fo:margin-left="0in" fo:margin-right="0.1252in" fo:text-align="start" style:justify-single-word="false" fo:text-indent="0in" style:auto-text-indent="false" fo:background-color="transparent"/>
      <style:text-properties fo:font-size="11pt" officeooo:paragraph-rsid="0020a275" style:font-size-asian="11pt" style:font-size-complex="11pt"/>
    </style:style>
    <style:style style:name="P19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style="normal" officeooo:paragraph-rsid="001d0f68" style:font-size-asian="11pt" style:font-style-asian="normal" style:font-size-complex="11pt" style:font-style-complex="normal"/>
    </style:style>
    <style:style style:name="P20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weight="bold" officeooo:rsid="0026060c" officeooo:paragraph-rsid="0026060c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weight="bold" officeooo:paragraph-rsid="0024c3c4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fo:font-weight="normal" officeooo:rsid="0026060c" officeooo:paragraph-rsid="0026060c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paragraph-rsid="001d0f68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paragraph-rsid="0024c3c4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paragraph-rsid="0020a275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rsid="0028e513" officeooo:paragraph-rsid="0028e513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officeooo:rsid="00239bfe" officeooo:paragraph-rsid="001d0f68"/>
    </style:style>
    <style:style style:name="P28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weight="bold" officeooo:rsid="0028e513" officeooo:paragraph-rsid="0020a275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11pt" officeooo:paragraph-rsid="0024c3c4" style:font-size-asian="11pt" style:font-size-complex="11pt"/>
    </style:style>
    <style:style style:name="P30" style:family="paragraph" style:parent-style-name="Standard">
      <loext:graphic-properties draw:fill="none"/>
      <style:paragraph-properties fo:margin-left="0in" fo:margin-right="0.1252in" fo:text-align="justify" style:justify-single-word="false" fo:text-indent="0in" style:auto-text-indent="false" fo:background-color="transparent"/>
      <style:text-properties fo:font-size="20pt" style:text-underline-style="solid" style:text-underline-width="auto" style:text-underline-color="font-color" fo:font-weight="bold" officeooo:rsid="002b9756" officeooo:paragraph-rsid="002b9756" style:font-size-asian="20pt" style:font-weight-asian="bold" style:font-size-complex="20pt" style:font-weight-complex="bold"/>
    </style:style>
    <style:style style:name="P31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officeooo:paragraph-rsid="001d0f68"/>
    </style:style>
    <style:style style:name="P32" style:family="paragraph" style:parent-style-name="Header">
      <style:paragraph-properties fo:text-align="start" style:justify-single-word="false"/>
      <style:text-properties fo:font-size="10pt" officeooo:rsid="00239bfe" officeooo:paragraph-rsid="002b067a" style:font-size-asian="10pt" style:font-size-complex="10pt"/>
    </style:style>
    <style:style style:name="T1" style:family="text">
      <style:text-properties officeooo:rsid="0020a275"/>
    </style:style>
    <style:style style:name="T2" style:family="text">
      <style:text-properties officeooo:rsid="0024c3c4"/>
    </style:style>
    <style:style style:name="T3" style:family="text">
      <style:text-properties officeooo:rsid="0028e51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b067a" style:font-style-asian="italic" style:font-style-complex="italic"/>
    </style:style>
    <style:style style:name="T6" style:family="text">
      <style:text-properties officeooo:rsid="002b067a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ham Restaurant Listings</text:p>
      <text:p text:style-name="P3"/>
      <text:p text:style-name="P4">For its size, Durham contains a large number of restaurants offering a broad range of cuisines. From traditional British fare to spicy Mexican, there is sufficient variety to suit all tastes. Here we have provided a listing of a few of our favourite restaurants in and around the city centre. All relative directions are from Market Square. A ʻ(c)ʼ denotes national chain. ʻ£ʼ-signs denote relative prices.</text:p>
      <text:p text:style-name="P2"/>
      <text:section text:style-name="Sect1" text:name="Section1">
        <text:p text:style-name="P24">Pub Food &amp; British Cuisine</text:p>
        <text:p text:style-name="P12"/>
        <text:p text:style-name="P12">The Court Inn (Pub)</text:p>
        <text:p text:style-name="P8">Behind Barclays opposite the Studentsʼ Union.</text:p>
        <text:p text:style-name="P16">Tel: 0191 384 7350; £</text:p>
        <text:p text:style-name="P16">A wide range of very hearty pub food. Generous portions.</text:p>
        <text:p text:style-name="P12"/>
        <text:p text:style-name="P13">The Cellar Door</text:p>
        <text:p text:style-name="P9">On Saddler St., roughly opposite Waterstones.</text:p>
        <text:p text:style-name="P17">Tel: 0191 3831856, £</text:p>
        <text:p text:style-name="P17">As the name suggests, from the outside this just looks like a door between two other buildings. Larger groups can enjoy their great pizzas and pasta in the cellar dining room.</text:p>
        <text:p text:style-name="P16"/>
        <text:p text:style-name="P20">Rose Tree Inn</text:p>
        <text:p text:style-name="P22">Tel: 0191 386 8512</text:p>
        <text:p text:style-name="P22">A little outside the city past the University Sports Centre. Good food and beer in a countryside setting. Nice combined with a walk by the river banks.</text:p>
        <text:p text:style-name="P21"/>
        <text:p text:style-name="P12">The Market Tavern (Pub)</text:p>
        <text:p text:style-name="P8">On Market Square</text:p>
        <text:p text:style-name="P16">Tel: 0191 386 2069; £</text:p>
        <text:p text:style-name="P16">Traditional British Pub serving traditional British Food at reasonable prices.</text:p>
        <text:p text:style-name="P16"/>
        <text:p text:style-name="P12">The New Inn (Pub)</text:p>
        <text:p text:style-name="P8">Just across the road from the Science Site.</text:p>
        <text:p text:style-name="P16">Tel: 0191 384 7308; £</text:p>
        <text:p text:style-name="P16">Located just across the road from campus, has standard pub fare for low prices.</text:p>
        <text:p text:style-name="P12"/>
        <text:p text:style-name="P12"/>
        <text:p text:style-name="P12"/>
        <text:p text:style-name="P12">Fallen Angel Hotel</text:p>
        <text:p text:style-name="P8">On your left, toward the end of Old Elvet.</text:p>
        <text:p text:style-name="P16">Tel: 0191 384 1037; £££</text:p>
        <text:p text:style-name="P16">Excellent meals in a refined atmosphere. Particularly known for steaks and hamburgers, although with veget<text:span text:style-name="T1">a</text:span>rian options as well.</text:p>
        <text:p text:style-name="P31"><text:span text:style-name="T7">Indian</text:span></text:p>
        <text:p text:style-name="P10"/>
        <text:p text:style-name="P10">The Capital</text:p>
        <text:p text:style-name="P6">Past the traffic lights on Claypath</text:p>
        <text:p text:style-name="P14">Tel: 01913 843429; ££</text:p>
        <text:p text:style-name="P14">Often regarded as the best curry house in Durham. Very wide selection of dishes and sundries.</text:p>
        <text:p text:style-name="P5"/>
        <text:p text:style-name="P10">Spice Lounge</text:p>
        <text:p text:style-name="P6">Behind the Church on Market Square</text:p>
        <text:p text:style-name="P14">Tel: 0191 383 0927; ££</text:p>
        <text:p text:style-name="P14">Another great curry house tucked away down the alleyway behind the church on Market Square. Again, a full range of Indian food on offer ranging from mild to ʻblow your head offʼ spicy!!</text:p>
        <text:p text:style-name="P5"/>
        <text:p text:style-name="P10">Rajpooth</text:p>
        <text:p text:style-name="P6">Near the traffic lights on Claypath</text:p>
        <text:p text:style-name="P14">Tel: 0191 386 1496; ££</text:p>
        <text:p text:style-name="P14">Situated just down the road from The Capital, if you canʼt get a table in one just try the other!</text:p>
        <text:p text:style-name="P5"/>
        <text:p text:style-name="P10">Alishaan</text:p>
        <text:p text:style-name="P6">On the roundabout at the end of North Road</text:p>
        <text:p text:style-name="P14">Tel: 0191 370 9180; ££</text:p>
        <text:p text:style-name="P14">New Indian restaurant, with modern decor and atmosphere and excellent food.</text:p>
        <text:p text:style-name="P23">Italian</text:p>
        <text:p text:style-name="P10">Capriccio</text:p>
        <text:p text:style-name="P6">On your left on Saddler St</text:p>
        <text:p text:style-name="P14">Tel: 0191 370 9550; £</text:p>
        <text:p text:style-name="P14">Relatively new restaurant serving good classic Italian cuisine, more authentic than some of the large chains.</text:p>
        <text:p text:style-name="P10"/>
        <text:p text:style-name="P10">Bistro Italiano</text:p>
        <text:p text:style-name="P6">On Claypath, near The Capital (see above).</text:p>
        <text:p text:style-name="P14">Tel: 0191 383 0374, ££</text:p>
        <text:p text:style-name="P14">Consistently and reliably considered the best Italian restaurant in Durham.</text:p>
        <text:p text:style-name="P14"/>
        <text:p text:style-name="P10">Ask (c)</text:p>
        <text:p text:style-name="P6">Part of the Millennium/Gala Complex</text:p>
        <text:p text:style-name="P19"><text:soft-page-break/>Tel: 0191 383 2567; £</text:p>
        <text:p text:style-name="P14">Chain Italian restaurant serving up traditional pizzas, pasta and other Mediterranean food.</text:p>
        <text:p text:style-name="P14"/>
        <text:p text:style-name="P10">Pizza Express (c)</text:p>
        <text:p text:style-name="P6">On your right on Saddler St.</text:p>
        <text:p text:style-name="P14">Tel: 0191 383 2661; ££</text:p>
        <text:p text:style-name="P14">Chain Italian restaurant serving up traditional pizzas, pasta and other Mediterranean food.</text:p>
        <text:p text:style-name="P27"/>
        <text:p text:style-name="P23">Mexican/Tex Mex</text:p>
        <text:p text:style-name="P11">Tiaʼs</text:p>
        <text:p text:style-name="P7">Up Claypath Street, before the traffic lights.</text:p>
        <text:p text:style-name="P15">Tel: 0191 383 9001; ££</text:p>
        <text:p text:style-name="P15">More than your just your typical Mexican fare. Tasty Fajitas and burritos plus other, less spicy options. Make sure you try the “Tiaʼs Rose” - a local speciality!</text:p>
        <text:p text:style-name="P11">Nandoʼs (c)</text:p>
        <text:p text:style-name="P7">Part of the Millennium/Gala Complex</text:p>
        <text:p text:style-name="P15">Tel: 0191 384 5424; £</text:p>
        <text:p text:style-name="P15">Chicken, chicken, chicken is on the menu for a meal at Nandoʼs. Choose one of their hot sauces to spice up your pirri pirri chicken (Vegetarian options are also available!).</text:p>
        <text:p text:style-name="P15"/>
        <text:p text:style-name="P25">Spanish &amp; Tapas</text:p>
        <text:p text:style-name="P11">La Tasca (c)</text:p>
        <text:p text:style-name="P7">Saddler St., just before turn for the Cathedral</text:p>
        <text:p text:style-name="P15">Tel: 0845 126 2958; ££</text:p>
        <text:p text:style-name="P15">The UKʼs leading chain of tapas bars. Good quality tapas thatʼs great for large groups.</text:p>
        <text:p text:style-name="P15"/>
        <text:p text:style-name="P11">El Coto</text:p>
        <text:p text:style-name="P7">Halgarth St., Opposite the Victoria pub</text:p>
        <text:p text:style-name="P15">Tel: 0191 384 4007; £££</text:p>
        <text:p text:style-name="P15">Small, independent tapas bar serving authentic Spanish cuisine. Excellent food and good service, well worth a visit and caters well for groups.</text:p>
        <text:p text:style-name="P15"/>
        <text:p text:style-name="P26">East Asian</text:p>
        <text:p text:style-name="P11">Thai <text:span text:style-name="T3">River</text:span></text:p>
        <text:p text:style-name="P7">The Gates Centre, across Framwellgate Bridge</text:p>
        <text:p text:style-name="P15">Tel: 0191 597 8774; ££</text:p>
        <text:p text:style-name="P15">Very good Thai restaurant with classic Thai dishes and a nice location overlooking the river Wear.</text:p>
        <text:p text:style-name="P15"/>
        <text:p text:style-name="P28">Nadon Thai</text:p>
        <text:p text:style-name="P18"><text:span text:style-name="T4">Just off North Road up Crossgate, opposite(ish) the church.</text:span><text:line-break/>Tel: 0191 3741157; ££<text:line-break/>Funky, modern restaurant serving up Asian Fusion cuisine. Excellent food <text:span text:style-name="T3">and</text:span> good service. </text:p>
        <text:p text:style-name="P18"/>
        <text:p text:style-name="P11">Zen</text:p>
        <text:p text:style-name="P7">Opposite The Court (see above).</text:p>
        <text:p text:style-name="P15">Tel: 0191 384 9588; ££</text:p>
        <text:p text:style-name="P15">A lovely restaurant set in a beautiful Victorian building serving up delicious Thai fusion cuisine. Classy decor and good service make this a popular choice.</text:p>
        <text:p text:style-name="P15"/>
        <text:p text:style-name="P12">In Shanghai</text:p>
        <text:p text:style-name="P8">Below The Gates Centre, facing river.</text:p>
        <text:p text:style-name="P16">Tel: 0191 375 7333; ££</text:p>
        <text:p text:style-name="P16"><text:span text:style-name="T2">B</text:span>uffet-style Chinese Restaurant. As well as providing a wide range of choice from the buffet, individually prepared side orders are also included with the meal.</text:p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text:soft-page-break/></text:p>
        <text:p text:style-name="P30"/>
        <text:p text:style-name="P30">INSERT MAP ON THIS PAG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0pt" officeooo:rsid="00239bfe" officeooo:paragraph-rsid="002b067a" style:font-size-asian="10pt" style:font-size-complex="10pt"/>
    </style:style>
    <style:style style:name="MT1" style:family="text">
      <style:text-properties fo:font-style="italic" officeooo:rsid="002b067a" style:font-style-asian="italic" style:font-style-complex="italic"/>
    </style:style>
    <style:style style:name="MT2" style:family="text">
      <style:text-properties officeooo:rsid="002b067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mall Galaxies, Cosmic Questions</text:span>, Durham UK <text:s text:c="80"/><text:span text:style-name="MT2"><text:s/>29 July – 2 August</text:span>, 201<text:span text:style-name="MT2">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9:47:17.614613000</meta:creation-date>
    <dc:date>2019-04-15T10:09:39.025830277</dc:date>
    <meta:editing-duration>P3DT5H29M57S</meta:editing-duration>
    <meta:editing-cycles>11</meta:editing-cycles>
    <meta:generator>LibreOffice/5.2.3.3$MacOSX_X86_64 LibreOffice_project/d54a8868f08a7b39642414cf2c8ef2f228f780cf</meta:generator>
    <meta:document-statistic meta:table-count="0" meta:image-count="0" meta:object-count="0" meta:page-count="3" meta:paragraph-count="95" meta:word-count="804" meta:character-count="4778" meta:non-whitespace-character-count="3986"/>
  </office:meta>
</office:document-meta>
</file>